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xo 2.0" svg:font-family="'Exo 2.0'" style:font-adornments="Tučné" style:font-pitch="variable"/>
    <style:font-face style:name="Linux Libertine" svg:font-family="'Linux Libertine'" style:font-pitch="variable"/>
    <style:font-face style:name="Linux Libertine G:onum" svg:font-family="'Linux Libertine G:onum'" style:font-pitch="variable"/>
    <style:font-face style:name="Linux Libertine G:onum1" svg:font-family="'Linux Libertine G:onum'" style:font-adornments="Běžné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0.889cm" fo:margin-right="0cm" fo:margin-top="0cm" fo:margin-bottom="0cm" loext:contextual-spacing="false" fo:line-height="100%" fo:text-align="start" style:justify-single-word="false" fo:keep-together="auto" fo:orphans="0" fo:widows="0" fo:text-indent="-0.889cm" style:auto-text-indent="false" fo:padding="0cm" fo:border="none" fo:keep-with-next="auto"/>
    </style:style>
    <style:style style:name="P4" style:family="paragraph" style:parent-style-name="Standard">
      <style:text-properties style:font-name="Linux Libertine G:onum" fo:font-size="9.5pt" fo:language="cs" fo:country="CZ" style:font-size-asian="9.5pt" style:font-size-complex="9.5pt"/>
    </style:style>
    <style:style style:name="P5" style:family="paragraph" style:parent-style-name="Standard">
      <style:text-properties style:font-name="Linux Libertine G:onum" fo:font-size="9.5pt" fo:language="cs" fo:country="CZ" fo:font-weight="bold" style:font-size-asian="9.5pt" style:font-weight-asian="bold" style:font-size-complex="9.5pt"/>
    </style:style>
    <style:style style:name="P6" style:family="paragraph" style:parent-style-name="Standard">
      <style:text-properties style:font-name="Linux Libertine G:onum" fo:font-size="9.5pt" fo:language="cs" fo:country="CZ" style:text-underline-style="solid" style:text-underline-width="auto" style:text-underline-color="font-color" fo:font-weight="bold" style:font-size-asian="9.5pt" style:font-weight-asian="bold" style:font-size-complex="9.5pt"/>
    </style:style>
    <style:style style:name="P7" style:family="paragraph" style:parent-style-name="Standard">
      <style:text-properties style:font-name="Linux Libertine G:onum" fo:font-size="9.5pt" fo:language="cs" fo:country="CZ" style:text-underline-style="solid" style:text-underline-width="auto" style:text-underline-color="font-color" style:font-size-asian="9.5pt" style:font-size-complex="9.5pt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inux Libertine G:onum" fo:font-size="9.5pt" fo:language="cs" fo:country="CZ" style:font-size-asian="9.5pt" style:font-size-complex="9.5pt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Linux Libertine G:onum" fo:font-size="9.5pt" fo:language="cs" fo:country="CZ" style:font-size-asian="9.5pt" style:font-size-complex="9.5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nux Libertine G:onum" fo:font-size="9.5pt" fo:language="cs" fo:country="CZ" style:font-size-asian="9.5pt" style:font-size-complex="9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nux Libertine G:onum" fo:font-size="9.5pt" fo:language="cs" fo:country="CZ" style:text-underline-style="solid" style:text-underline-width="auto" style:text-underline-color="font-color" style:font-size-asian="9.5pt" style:font-size-complex="9.5pt"/>
    </style:style>
    <style:style style:name="P12" style:family="paragraph" style:parent-style-name="Heading_20_1" style:master-page-name="Standard">
      <style:paragraph-properties style:page-number="1"/>
      <style:text-properties fo:language="cs" fo:country="CZ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style:text-position="0% 100%" fo:font-style="italic" style:font-style-asian="italic"/>
    </style:style>
    <style:style style:name="T9" style:family="text">
      <style:text-properties style:text-position="0% 100%" style:font-name="Linux Libertine"/>
    </style:style>
    <style:style style:name="T10" style:family="text">
      <style:text-properties style:text-position="0% 100%" style:font-name="Linux Libertine" fo:font-size="12pt" style:font-size-asian="12pt" style:font-size-complex="12pt"/>
    </style:style>
    <style:style style:name="T11" style:family="text">
      <style:text-properties style:text-position="0% 100%" style:font-name="Linux Libertine" fo:font-style="italic" style:font-style-asian="italic"/>
    </style:style>
    <style:style style:name="T12" style:family="text">
      <style:text-properties style:text-position="0% 100%" style:font-name="Linux Libertine" fo:font-size="9.5pt" style:font-size-asian="9.5pt" style:font-size-complex="9.5pt"/>
    </style:style>
    <style:style style:name="T13" style:family="text">
      <style:text-properties style:text-position="0% 100%" style:font-name="Linux Libertine" fo:font-size="9.5pt" fo:font-style="italic" style:font-size-asian="9.5pt" style:font-style-asian="italic" style:font-size-complex="9.5pt"/>
    </style:style>
    <style:style style:name="T14" style:family="text">
      <style:text-properties style:text-position="0% 100%" fo:font-size="9.5pt" style:font-size-asian="9.5pt" style:font-size-complex="9.5pt"/>
    </style:style>
    <style:style style:name="T15" style:family="text">
      <style:text-properties style:text-position="0% 100%" fo:font-size="9.5pt" fo:font-style="italic" style:font-size-asian="9.5pt" style:font-style-asian="italic" style:font-size-complex="9.5pt"/>
    </style:style>
    <style:style style:name="T16" style:family="text">
      <style:text-properties style:text-position="0% 100%" style:font-name="Linux Libertine G:onum" fo:font-size="9.5pt" style:font-size-asian="9.5pt" style:font-size-complex="9.5pt"/>
    </style:style>
    <style:style style:name="T17" style:family="text">
      <style:text-properties style:text-position="0% 100%" style:font-name="Linux Libertine G:onum" fo:font-size="9.5pt" fo:font-style="italic" style:font-size-asian="9.5pt" style:font-style-asian="italic" style:font-size-complex="9.5pt"/>
    </style:style>
    <style:style style:name="T18" style:family="text">
      <style:text-properties style:text-position="0% 100%" style:font-name="Linux Libertine G:onum" fo:font-size="9.5pt" fo:language="cs" fo:country="CZ" style:font-size-asian="9.5pt" style:font-size-complex="9.5pt"/>
    </style:style>
    <style:style style:name="T19" style:family="text">
      <style:text-properties style:text-position="0% 100%" style:font-name="Linux Libertine G:onum" fo:font-size="9.5pt" fo:language="cs" fo:country="CZ" fo:font-style="italic" style:font-size-asian="9.5pt" style:font-style-asian="italic" style:font-size-complex="9.5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style:font-name="Linux Libertine"/>
    </style:style>
    <style:style style:name="T24" style:family="text">
      <style:text-properties style:font-name="Linux Libertine" fo:font-style="italic" style:font-style-asian="italic"/>
    </style:style>
    <style:style style:name="T25" style:family="text">
      <style:text-properties style:font-name="Linux Libertine" fo:font-style="italic" fo:font-weight="bold" style:font-style-asian="italic" style:font-weight-asian="bold"/>
    </style:style>
    <style:style style:name="T26" style:family="text">
      <style:text-properties style:font-name="Linux Libertine" fo:font-weight="bold" style:font-weight-asian="bold"/>
    </style:style>
    <style:style style:name="T27" style:family="text">
      <style:text-properties style:font-name="Linux Libertine" fo:font-size="12pt" style:font-size-asian="12pt" style:font-size-complex="12pt"/>
    </style:style>
    <style:style style:name="T28" style:family="text">
      <style:text-properties style:font-name="Linux Libertine" fo:font-size="12pt" fo:font-style="italic" style:font-size-asian="12pt" style:font-style-asian="italic" style:font-size-complex="12pt"/>
    </style:style>
    <style:style style:name="T29" style:family="text">
      <style:text-properties style:font-name="Linux Libertine" fo:font-size="12pt" fo:font-style="italic" fo:font-weight="bold" style:font-size-asian="12pt" style:font-style-asian="italic" style:font-weight-asian="bold" style:font-size-complex="12pt"/>
    </style:style>
    <style:style style:name="T30" style:family="text">
      <style:text-properties style:font-name="Linux Libertine" fo:font-size="12pt" fo:font-weight="bold" style:font-size-asian="12pt" style:font-weight-asian="bold" style:font-size-complex="12pt"/>
    </style:style>
    <style:style style:name="T31" style:family="text">
      <style:text-properties style:font-name="Linux Libertine" fo:font-size="9.5pt" style:font-size-asian="9.5pt" style:font-size-complex="9.5pt"/>
    </style:style>
    <style:style style:name="T32" style:family="text">
      <style:text-properties style:font-name="Linux Libertine" fo:font-size="9.5pt" fo:font-style="italic" style:font-size-asian="9.5pt" style:font-style-asian="italic" style:font-size-complex="9.5pt"/>
    </style:style>
    <style:style style:name="T33" style:family="text">
      <style:text-properties style:font-name="Linux Libertine" fo:font-size="9.5pt" fo:font-style="italic" fo:font-weight="bold" style:font-size-asian="9.5pt" style:font-style-asian="italic" style:font-weight-asian="bold" style:font-size-complex="9.5pt"/>
    </style:style>
    <style:style style:name="T34" style:family="text">
      <style:text-properties style:font-name="Linux Libertine" fo:font-size="9.5pt" fo:font-weight="bold" style:font-size-asian="9.5pt" style:font-weight-asian="bold" style:font-size-complex="9.5pt"/>
    </style:style>
    <style:style style:name="T35" style:family="text">
      <style:text-properties fo:font-size="9.5pt" style:font-size-asian="9.5pt" style:font-size-complex="9.5pt"/>
    </style:style>
    <style:style style:name="T36" style:family="text">
      <style:text-properties fo:font-size="9.5pt" fo:font-style="italic" style:font-size-asian="9.5pt" style:font-style-asian="italic" style:font-size-complex="9.5pt"/>
    </style:style>
    <style:style style:name="T37" style:family="text">
      <style:text-properties fo:font-size="9.5pt" fo:font-style="italic" fo:font-weight="bold" style:font-size-asian="9.5pt" style:font-style-asian="italic" style:font-weight-asian="bold" style:font-size-complex="9.5pt"/>
    </style:style>
    <style:style style:name="T38" style:family="text">
      <style:text-properties fo:font-size="9.5pt" fo:font-weight="bold" style:font-size-asian="9.5pt" style:font-weight-asian="bold" style:font-size-complex="9.5pt"/>
    </style:style>
    <style:style style:name="T39" style:family="text">
      <style:text-properties style:font-name="Linux Libertine G:onum" fo:font-size="9.5pt" style:font-size-asian="9.5pt" style:font-size-complex="9.5pt"/>
    </style:style>
    <style:style style:name="T40" style:family="text">
      <style:text-properties style:font-name="Linux Libertine G:onum" fo:font-size="9.5pt" fo:font-style="italic" style:font-size-asian="9.5pt" style:font-style-asian="italic" style:font-size-complex="9.5pt"/>
    </style:style>
    <style:style style:name="T41" style:family="text">
      <style:text-properties style:font-name="Linux Libertine G:onum" fo:font-size="9.5pt" fo:font-style="italic" fo:font-weight="bold" style:font-size-asian="9.5pt" style:font-style-asian="italic" style:font-weight-asian="bold" style:font-size-complex="9.5pt"/>
    </style:style>
    <style:style style:name="T42" style:family="text">
      <style:text-properties style:font-name="Linux Libertine G:onum" fo:font-size="9.5pt" fo:font-weight="bold" style:font-size-asian="9.5pt" style:font-weight-asian="bold" style:font-size-complex="9.5pt"/>
    </style:style>
    <style:style style:name="T43" style:family="text">
      <style:text-properties style:font-name="Linux Libertine G:onum" fo:font-size="9.5pt" fo:language="cs" fo:country="CZ" style:font-size-asian="9.5pt" style:font-size-complex="9.5pt"/>
    </style:style>
    <style:style style:name="T44" style:family="text">
      <style:text-properties style:font-name="Linux Libertine G:onum" fo:font-size="9.5pt" fo:language="cs" fo:country="CZ" officeooo:rsid="001d50a7" style:font-size-asian="9.5pt" style:font-size-complex="9.5pt"/>
    </style:style>
    <style:style style:name="T45" style:family="text">
      <style:text-properties style:font-name="Linux Libertine G:onum" fo:font-size="9.5pt" fo:language="cs" fo:country="CZ" fo:font-style="italic" style:font-size-asian="9.5pt" style:font-style-asian="italic" style:font-size-complex="9.5pt"/>
    </style:style>
    <style:style style:name="T46" style:family="text">
      <style:text-properties style:font-name="Linux Libertine G:onum" fo:font-size="9.5pt" fo:language="cs" fo:country="CZ" fo:font-style="italic" fo:font-weight="bold" style:font-size-asian="9.5pt" style:font-style-asian="italic" style:font-weight-asian="bold" style:font-size-complex="9.5pt"/>
    </style:style>
    <style:style style:name="T47" style:family="text">
      <style:text-properties style:font-name="Linux Libertine G:onum" fo:font-size="9.5pt" fo:language="cs" fo:country="CZ" fo:font-weight="bold" style:font-size-asian="9.5pt" style:font-weight-asian="bold" style:font-size-complex="9.5pt"/>
    </style:style>
    <style:style style:name="T48" style:family="text">
      <style:text-properties officeooo:rsid="0017723b"/>
    </style:style>
    <style:style style:name="T49" style:family="text">
      <style:text-properties officeooo:rsid="001abf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krety žab rodu Bufo, 5-MeO-DMT, Bufotenin (5-OH-DMT)</text:p>
      <text:p text:style-name="P4"/>
      <text:p text:style-name="P4">Z důvodu odlišného účinku je třeba tyto prostředky pečlivě rozlišovat. Sekrety ropuch obsahují kromě psychedelických tryptaminů i potenciálně nebezpečné sloučeniny.</text:p>
      <text:p text:style-name="P4"/>
      <text:p text:style-name="P5">Slangové výrazy:</text:p>
      <text:p text:style-name="P4">- žába, ropucha, Bufo, 5-MeO....</text:p>
      <text:p text:style-name="P4"/>
      <text:p text:style-name="P5">Způsob užití:</text:p>
      <text:p text:style-name="P4">- v moderním konceptu nejčastěji kouřením</text:p>
      <text:p text:style-name="P4">- šňupání (čisté 5-MeO-DMT nebo bufotenin)</text:p>
      <text:p text:style-name="P4">- vzácně intravenózně, intramuskulárně nebo subkutánně</text:p>
      <text:p text:style-name="P4">- používá se vysušený žabí sekret nebo častěji synteticky vyrobená čistá báze (5-MeO-DMT) </text:p>
      <text:p text:style-name="P4"/>
      <text:p text:style-name="P5">Obvyklá dávka 5-MeO-DMT (kouření):</text:p>
      <text:p text:style-name="P4">- slabá 3–6 mg</text:p>
      <text:p text:style-name="P4">- střední 6–12 mg</text:p>
      <text:p text:style-name="P4">- silná 12 mg a více</text:p>
      <text:p text:style-name="P4">Další způsoby užití viz dále.</text:p>
      <text:p text:style-name="P4"/>
      <text:p text:style-name="P4">Obvyklá dávka ropušího sekretu:</text:p>
      <text:list xml:id="list3887136559" text:style-name="WWNum1">
        <text:list-item>
          <text:p text:style-name="P8">slabá 30–60 mg</text:p>
        </text:list-item>
        <text:list-item>
          <text:p text:style-name="P8">střední 60–120 mg</text:p>
        </text:list-item>
        <text:list-item>
          <text:p text:style-name="P8">silná 120 mg a více</text:p>
        </text:list-item>
      </text:list>
      <text:p text:style-name="P1"><text:span text:style-name="T43">(Obsah psychoaktivních látek v sekretech kolísá mezi 5–15% </text:span><text:a xlink:type="simple" xlink:href="https://www.zotero.org/google-docs/?dAFysZ" text:style-name="ListLabel_20_10" text:visited-style-name="ListLabel_20_10"><text:span text:style-name="T18">[1]</text:span></text:a><text:span text:style-name="T43">, vypsané hodnoty se vztahují ke střední hodnotě, koncentrace ale někdy může dosáhnout až 30 %.)</text:span></text:p>
      <text:p text:style-name="P4"/>
      <text:p text:style-name="P5">Průběh (kouření) :</text:p>
      <text:p text:style-name="P4">- nástup 5–60 sekund</text:p>
      <text:p text:style-name="P4">- celková doba trvání 20–40 minut</text:p>
      <text:p text:style-name="P4">- vrcholová fáze 5–15 minut</text:p>
      <text:p text:style-name="P4">- sestupná fáze 10–20 minut</text:p>
      <text:p text:style-name="P4"/>
      <text:p text:style-name="P5">Účinky na psychiku :</text:p>
      <text:p text:style-name="P4">změna zrakového vnímání a zvýraznění barev</text:p>
      <text:p text:style-name="P4">komplexní geometrické vize</text:p>
      <text:p text:style-name="P4">změněné vnímání času a prostoru (až kompletní absence tohoto rozměru)</text:p>
      <text:p text:style-name="P4">zesílení emočního prožívání</text:p>
      <text:p text:style-name="P4">myšlení v <text:span text:style-name="T48">abstraktních</text:span> konceptech přesahujících jazyk</text:p>
      <text:p text:style-name="P4">narušen<text:span text:style-name="T49">í</text:span> procedurální paměti</text:p>
      <text:p text:style-name="P4">změna vnímání vlastního já (až pocit rozpuštění ega)</text:p>
      <text:p text:style-name="P10">pocity ztráty vlastního těla</text:p>
      <text:p text:style-name="P10">pocity umírání</text:p>
      <text:p text:style-name="P4">pocity jednoty a propojení</text:p>
      <text:p text:style-name="P4">bujná představivost a snové vize</text:p>
      <text:p text:style-name="P4">pocit splynutí s vesmírem, dosáhnutí osvícení, blaženosti či bezbřehé lásky, mystické prožitky aj.</text:p>
      <text:p text:style-name="P4">pocit vhledu do podstaty existence</text:p>
      <text:p text:style-name="P4">úzkost</text:p>
      <text:p text:style-name="P4">paranoia</text:p>
      <text:p text:style-name="P4">zmatenost</text:p>
      <text:p text:style-name="P4">amnézie</text:p>
      <text:p text:style-name="P4"/>
      <text:p text:style-name="P5">Tělesné účinky :</text:p>
      <text:p text:style-name="P4"><text:soft-page-break/>- pocit napětí v těle</text:p>
      <text:p text:style-name="P4">- tlak na hrudi</text:p>
      <text:p text:style-name="P4">- poruchy taktilního čití</text:p>
      <text:p text:style-name="P4">- třes a svalové křeče</text:p>
      <text:p text:style-name="P4">- nevolnost a zvracení</text:p>
      <text:p text:style-name="P4">- rozšíření zornic</text:p>
      <text:p text:style-name="P4">- poruchy termoregulace (návaly horka nebo chladu)</text:p>
      <text:p text:style-name="P4">- vysoké riziko srdeční arytmie (v případě požití žabího jedu)</text:p>
      <text:p text:style-name="P4">- prudké výkyvy krevního tlaku (v případě ropušího sekretu, zvýšené riziko trombembolických příhod)</text:p>
      <text:p text:style-name="P4"/>
      <text:p text:style-name="P5">Nebezpečné kombinace :</text:p>
      <text:p text:style-name="P4"><text:span text:style-name="T20">Antidepresiva</text:span> (např. SSRI, SNRI, IMAO): Kombinace psychedelik s antidepresivy může nepředvídatelně změnit průběh intoxikace a může dojít i k život ohrožujícímu stavu zvanému serotoninový syndrom. Zvláště nebezpečné jsou kombinace s inhibitory MAO, například léky s účinnou látkou moklobemid (AURORIX) nebo rostlinné extrakty obsahující harman, harmalin, harmol apod.</text:p>
      <text:p text:style-name="P4"><text:span text:style-name="T20">Marihuana</text:span>: nepředvídatelně deformuje účinek psychedelik. Narušuje pozornost, znesnadňuje možnost integrace prožitku a zvyšuje pravděpodobnost „flashbacků“.</text:p>
      <text:p text:style-name="P4"><text:span text:style-name="T20">Stimulanty</text:span>: zesilují úzkost a zvyšují riziko vzniku myšlenkových kruhů, které mohou být pro uživatele velice nepříjemné. Dále zvyšují zátěž kardiovaskulárního systému.</text:p>
      <text:p text:style-name="P4"><text:span text:style-name="T20">Tramadol</text:span>: atypický opioid vyskytující se v lécích proti bolesti (např. DORETA, FOXIS, MABRON, PROTRADON aj.). Snižuje práh pro vznik křečí. V kombinaci s psychedeliky zvyšuje riziko epileptického záchvatu a rovněž rozvoje serotoninového syndromu.</text:p>
      <text:p text:style-name="P4"/>
      <text:p text:style-name="P4">Jiné: 5-MeO-DMT byste neměli požívat, pokud trpíte jakýmkoli kardiovaskulárním onemocněním včetně vysokého krevního tlaku. Pro užití žabích jedů jsou obzvláště rizikové srdeční arytmie a stavy po infarktu myokardu, protože složky žabího jedu jsou silně arytmogenní. V souvislosti s požitím žabího jedu bylo zaznamenáno několik úmrtí. Dále by tyto látky neměly být užívány lidmi, u kterých bylo diagnostikováno psychotické onemocnění nebo mají takové onemocnění v rodinné anamnéze.</text:p>
      <text:p text:style-name="P4"/>
      <text:p text:style-name="P6">Stav v ČR:</text:p>
      <text:p text:style-name="P4">5-MeO-DMT, bufotenin ani jiná složka sekretu není v ČR na seznamu zakázaných látek. Nákup, držení a užívání tedy není trestným činem ani přestupkem. Různé rostlinné zdroje jsou avšak nelegální, protože kromě 5-MeO-DMT a 5-OH-DMT obsahují i DMT, které se nachází na seznamu zakázaných látek.</text:p>
      <text:p text:style-name="P4"/>
      <text:p text:style-name="P7">Sekrety ropuch</text:p>
      <text:p text:style-name="P2"><text:span text:style-name="T43">Sekrety všech </text:span><text:a xlink:type="simple" xlink:href="https://www.zotero.org/google-docs/?gFO3eU" text:style-name="ListLabel_20_10" text:visited-style-name="ListLabel_20_10"><text:span text:style-name="T18">[2]</text:span></text:a><text:span text:style-name="T43"> ropuch obsahují psychedelické substance. U většiny z nich se ale v sekretu vyskytují v minimálních koncentracích. Pro psychedelické vlastnosti se využívá severoamerická ropucha </text:span><text:span text:style-name="T45">Bufo alvarius</text:span><text:span text:style-name="T43">, která jako jediná obsahuje 5-MeO-DMT i bufotenin </text:span><text:a xlink:type="simple" xlink:href="https://www.zotero.org/google-docs/?w4sXnw" text:style-name="ListLabel_20_10" text:visited-style-name="ListLabel_20_10"><text:span text:style-name="T18">[1]</text:span></text:a><text:span text:style-name="T43">. Dále se používají druhy jihoamerických ropuch, které obsahují pouze bufotenin (5-OH-DMT) jako například </text:span><text:span text:style-name="T45">Bufo marinus</text:span><text:span text:style-name="T43">.</text:span></text:p>
      <text:p text:style-name="P2"><text:span text:style-name="T43">Kromě zmíněných tryptaminů obsahuje sekret i velké množství katecholaminů, například dopaminu, adrenalinu a noradrenalinu. Katecholaminy jsou zodpovědné za nárůst krevního tlaku po požití. Například sekret </text:span><text:span text:style-name="T45">B. marinus </text:span><text:span text:style-name="T43">obsahuje až pět procent adrenalinu </text:span><text:a xlink:type="simple" xlink:href="https://www.zotero.org/google-docs/?FygpBD" text:style-name="ListLabel_20_10" text:visited-style-name="ListLabel_20_10"><text:span text:style-name="T18">[3]</text:span></text:a><text:span text:style-name="T43">. Dále pak obsahuje toxiny ze skupiny </text:span><text:span text:style-name="T47">bufadienolidů jako například marinobufagin a bufotalin </text:span><text:a xlink:type="simple" xlink:href="https://www.zotero.org/google-docs/?8PggoH" text:style-name="ListLabel_20_10" text:visited-style-name="ListLabel_20_10"><text:span text:style-name="T18">[4]</text:span></text:a><text:span text:style-name="T47">. Tyto toxiny mají shodný mechanismus účinku jako toxiny náprstníků (</text:span><text:span text:style-name="T46">Digitalis sp.</text:span><text:span text:style-name="T47">)</text:span><text:a xlink:type="simple" xlink:href="https://www.zotero.org/google-docs/?xXXxld" text:style-name="ListLabel_20_10" text:visited-style-name="ListLabel_20_10"><text:span text:style-name="T18">[4]</text:span></text:a><text:span text:style-name="T47">, ovlivňují iontové kanály v srdeční svalovině a mají za následek vznik srdečních arytmií, které mohou mít fatální průběh.</text:span></text:p>
      <text:p text:style-name="Standard"><text:span text:style-name="T43"><text:tab/>Neexistuje žádná prokázaná nepřetržitá tradice užívání</text:span><text:span text:style-name="T45"> B. alvarius</text:span><text:span text:style-name="T43">, přežívají pouze tradice užívání jihoamerických ropuch </text:span><text:a xlink:type="simple" xlink:href="https://www.zotero.org/google-docs/?ZKotPO" text:style-name="ListLabel_20_10" text:visited-style-name="ListLabel_20_10"><text:span text:style-name="T18">[5]</text:span></text:a><text:span text:style-name="T43">, např. sekretu </text:span><text:span text:style-name="T45">B. marinus</text:span><text:span text:style-name="T43">. Dnešní podoba rituálů je kombinací tradičního používání </text:span><text:span text:style-name="T45">B. marinus </text:span><text:span text:style-name="T43">a fantazie současných neošamanů. Sekrety někdy bývají neošamany obohacovány čistým 5-MeO-DMT pro zvýšení účinku, kvůli relativně nízké ceně čistého 5-MeO-DMT a obtížnému získávání ropušího sekretu.</text:span></text:p>
      <text:p text:style-name="P4"><text:tab/></text:p>
      <text:p text:style-name="P7">5-MeO-DMT</text:p>
      <text:p text:style-name="P4"><text:tab/>V poslední době bývá častěji používáno čisté 5-MeO-DMT než ropuší sekret. 5-MeO-DMT je silně potentní psychedelický tryptamin, který se kromě sekretu <text:span text:style-name="T21">B. alvarius </text:span>vyskytuje v mnoha rostlinných zdrojích jako například <text:span text:style-name="T21">Diplopterys cabrerana</text:span> nebo <text:span text:style-name="T21">Dictyoloma incanescens</text:span>. </text:p>
      <text:p text:style-name="Standard"><text:span text:style-name="T43"><text:tab/>Dnes se užívá většinou kouřením, ale také se někdy podává intravenózně (0,7–3,1 mg) </text:span><text:a xlink:type="simple" xlink:href="https://www.zotero.org/google-docs/?GFn3oh" text:style-name="ListLabel_20_11" text:visited-style-name="ListLabel_20_11"><text:span text:style-name="T18">[6]</text:span></text:a><text:span text:style-name="T43">, sublinguálně (pod jazyk) nebo intranazálně (šňupáním) a dávky se v obou případech pohybují kolem 10 mg </text:span><text:a xlink:type="simple" xlink:href="https://www.zotero.org/google-docs/?yv3I7K" text:style-name="ListLabel_20_11" text:visited-style-name="ListLabel_20_11"><text:span text:style-name="T18">[6]</text:span></text:a><text:span text:style-name="T43">. Dále se užívá v </text:span><text:soft-page-break/><text:span text:style-name="T43">kombinaci s MAO inhibitory, například v podobě ayahuascy. Kombinace 5-MeO-DMT s MAO inhibitorem zvyšuje serotoninovou toxicitu a tato kombinace může vést až k serotoninovému syndromu, což je potenciálně život ohrožující stav.</text:span></text:p>
      <text:p text:style-name="Standard"><text:span text:style-name="T43"><text:tab/>5-MeO-DMT snadno přechází přes hematoencefalickou bariéru a na receptory se váže jak 5-MeO-DMT, tak zejména jeho aktivní metabolit bufotenin (5-OH-DMT). 5-MeO-DMT se rozhodně nedá považovat za náhradu DMT, protože je oproti němu 4–10</text:span><text:span text:style-name="T44">×</text:span><text:span text:style-name="T43"> potentnější </text:span><text:a xlink:type="simple" xlink:href="https://www.zotero.org/google-docs/?897VQU" text:style-name="ListLabel_20_11" text:visited-style-name="ListLabel_20_11"><text:span text:style-name="T18">[6]</text:span></text:a><text:span text:style-name="T43">.</text:span></text:p>
      <text:p text:style-name="P4"><text:tab/>Čisté 5-MeO-DMT je v běžných koncentracích relativně bezpečné a fyzické projevy jsou srovnatelné s jinými tryptaminy. Mezi fyzické projevy patří změny taktilního (hmatového) čití, pocit tlaku v břiše, poruchy svalové koordinace, svalový třes, někdy až křeče svalů, nevolnost, mydriáza a poruchy termoregulace. </text:p>
      <text:p text:style-name="P7"/>
      <text:p text:style-name="P7">Bufotenin (5-OH-DMT)</text:p>
      <text:p text:style-name="P2"><text:span text:style-name="T43">Bufotenin se vyskytuje v sekretu všech žab rodu </text:span><text:span text:style-name="T45">Bufo</text:span><text:span text:style-name="T43">, ve většině z nich pouze v minimální koncentraci. Původně byl objeven roku 1893 </text:span><text:a xlink:type="simple" xlink:href="https://www.zotero.org/google-docs/?tlapEs" text:style-name="ListLabel_20_11" text:visited-style-name="ListLabel_20_11"><text:span text:style-name="T18">[2]</text:span></text:a><text:span text:style-name="T43"> v sekretu ropuchy obecné, tehdy nazývané </text:span><text:span text:style-name="T45">Bufo vulgaris</text:span><text:span text:style-name="T43">, dnes </text:span><text:span text:style-name="T45">Bufo bufo</text:span><text:span text:style-name="T43">. Rovněž se vyskytuje v mnoha rostlinách, například v semenech a listech stromů rodu </text:span><text:span text:style-name="T46">Anadenanthera</text:span><text:span text:style-name="T47">, jež se tradičně zpracovávají a užívají jako šňupací směs yopo, cohoba, cebil, villca a podobně </text:span><text:a xlink:type="simple" xlink:href="https://www.zotero.org/google-docs/?XPleHm" text:style-name="ListLabel_20_11" text:visited-style-name="ListLabel_20_11"><text:span text:style-name="T18">[7]</text:span></text:a><text:span text:style-name="T43">. Semena </text:span><text:span text:style-name="T45">A. pelegrina </text:span><text:span text:style-name="T43">obsahují až 7,4% butoteninu a </text:span><text:span text:style-name="T45">A. colubrina var. cebil </text:span><text:span text:style-name="T43">až 12,4% </text:span><text:a xlink:type="simple" xlink:href="https://www.zotero.org/google-docs/?5uJcr3" text:style-name="ListLabel_20_11" text:visited-style-name="ListLabel_20_11"><text:span text:style-name="T18">[8]</text:span></text:a><text:span text:style-name="T43">.</text:span></text:p>
      <text:p text:style-name="P2"><text:span text:style-name="T43">Nejčastěji se kouří buď v podobě sušeného sekretu </text:span><text:span text:style-name="T45">B. marinus</text:span><text:span text:style-name="T43"> nebo jako upravená semena </text:span><text:span text:style-name="T45">A. pelegrina</text:span><text:span text:style-name="T43"> nebo</text:span><text:span text:style-name="T45"> A. colubrina</text:span><text:span text:style-name="T43"> často smíchaná s tabákem. Šňupací formou nejčastěji bývají upravená semena stromů rodu </text:span><text:span text:style-name="T45">Anadenanthera</text:span><text:span text:style-name="T43">. Čistá báze se u nás vyskytuje poměrně vzácně. V podobě čisté báze se podává i intravenózně nebo intramuskulárně. Někdy takto bývá podáván i žabí sekret, což ovšem velmi často končí smrtí </text:span><text:a xlink:type="simple" xlink:href="https://www.zotero.org/google-docs/?NWhD8Z" text:style-name="ListLabel_20_11" text:visited-style-name="ListLabel_20_11"><text:span text:style-name="T18">[8]</text:span></text:a><text:span text:style-name="T43">. </text:span></text:p>
      <text:p text:style-name="P9">Šňupáním a sublinguálně (pod jazyk) se většinou užívá 40–100 mg, kouřením pak 2–10mg. Bufotenin se v různých podobách někdy kombinuje s MAO inhibitory a rod <text:span text:style-name="T21">Anadenanthera </text:span>se používá jako přísada do ayahuascy. Jakákoli kombinace s MAO inhibitory může být až život ohrožující.</text:p>
      <text:p text:style-name="P9">Čistý bufotenin působí jako velmi potentní psychedelikum a je poměrně bezpečný, míra nežádoucích účinků je srovnatelná s ostatními tryptaminy. Mezi fyzické projevy patří rozšíření zornic (mydriáza), zrychlený tep (tachykardie), návaly horka, zvýšené pocení a svíravé pocity v břiše nebo v hrudníku. </text:p>
      <text:p text:style-name="P9"/>
      <text:p text:style-name="P11">Bezpečnost užívání</text:p>
      <text:p text:style-name="P10"><text:tab/>Pokud se člověk rozhodne požít některou ze zmiňovaných substancí, měl by se řídit základními pravidly bezpečnosti. Prvním krokem je zjistit co nejvíce informací o poskytovateli materiálu – jestli se jedná o neošamana, psychologa, lékaře, léčitele a podobně, jaké má s látkou zkušenosti a ideálně i nějaké reference na danou osobu/zdroj. Rozhoduje to totiž o setu zkušenosti, což má pak zásadní vliv na její celkovou podobu. Při nákupu materiálu na internetu je pak vhodné zjistit bezpečnost a důvěryhodnost zdroje.</text:p>
      <text:p text:style-name="P9">Rovněž je důležité zjistit co nejvíce o požívaném materiálu – zda se jedná o žabí sekret, upravený rostlinný materiál nebo čistou bázi. Někteří neošamani totiž sekrety obohacují čistým 5-MeO-DMT. </text:p>
      <text:p text:style-name="P10"><text:tab/>Nutné je také zvážit vlastní zdravotní stav. Kontraindikací je jakékoli psychiatrické onemocnění - aktivní i dříve prožité, a psychotická onemocnění (např. schizofrenie) u přímých příbuzných, a to i dvě generace dozadu. </text:p>
      <text:p text:style-name="P9">V případě použití žabích sekretů je také nutné vzít v úvahu stav srdce a cév. Požití se nedoporučuje při jakémkoli onemocnění srdce. Zvláště pak osobám, u nichž byla zjištěna srdeční arytmie či vysoký krevní tlak, prodělaly infarkt myokardu, cévní mozkovou příhodu nebo trpí aneurysmatem aorty nebo mozkových tepen. Katecholaminy (adrenalin a noradrenalin) v sekretu způsobují prudký nárůst krevního tlaku. Ve spojitosti s kouřením sekretu <text:span text:style-name="T21">B. alvarius </text:span>byla zaznamenána úmrtí v důsledku plicní embolie. Toxiny v sekretu pak vedou k srdečním arytmiím nebo zhoršení stávajících arytmií, a to až se smrtelnými následky. Riziko užití by se dalo snížit vyšetřením EKG před plánovaným požitím.</text:p>
      <text:p text:style-name="P1"><text:span text:style-name="T43"><text:tab/>Mezi nebezpečné lékové kombinace patří psychiatrická medikace, zejména veškerá antidepresiva. Dále pak kardiologická medikace, a to zejména antiarytmika. Obecně se nedoporučuje požívat podobné látky s jakoukoli medikací, protože některé léky mohou způsobovat srdeční arytmie. Extrémně nebezpečné jsou pak MAO inhibitory. Jejich užití spolu s tryptaminy může vést k serotoninovému syndromu, což je potenciálně život ohrožující stav projevující se vysokým krevním tlakem a tepovou frekvencí, silným pocením, poruchami vědomí až bezvědomím, poruchami svalové koordinace až křečemi, zvýšenou teplotou až horečkou a průjmem </text:span><text:a xlink:type="simple" xlink:href="https://www.zotero.org/google-docs/?GByRcI" text:style-name="ListLabel_20_11" text:visited-style-name="ListLabel_20_11"><text:span text:style-name="T18">[9] [10]</text:span></text:a><text:span text:style-name="T43">.</text:span></text:p>
      <text:p text:style-name="P10"/>
      <text:p text:style-name="P3"><text:a xlink:type="simple" xlink:href="https://www.zotero.org/google-docs/?HNjiPn" text:style-name="ListLabel_20_10" text:visited-style-name="ListLabel_20_10"><text:span text:style-name="T18">[1]V. Erspamer, T. Vitali, M. Roseghini, a J. M. Cei, „5-Methoxy- and 5-Hydroxyindoles in the skin of Bufo alvarius", </text:span></text:a><text:a xlink:type="simple" xlink:href="https://www.zotero.org/google-docs/?HNjiPn" text:style-name="ListLabel_20_12" text:visited-style-name="ListLabel_20_12"><text:span text:style-name="T19">Biochem. Pharmacol.</text:span></text:a><text:a xlink:type="simple" xlink:href="https://www.zotero.org/google-docs/?HNjiPn" text:style-name="ListLabel_20_10" text:visited-style-name="ListLabel_20_10"><text:span text:style-name="T18">, roč. 16, č. 7, s. 1149–1164, čvc. 1967.</text:span></text:a></text:p>
      <text:p text:style-name="P3"><text:a xlink:type="simple" xlink:href="https://www.zotero.org/google-docs/?HNjiPn" text:style-name="ListLabel_20_10" text:visited-style-name="ListLabel_20_10"><text:span text:style-name="T18">[2]T. Lyttle, D. Goldstein, a J. Gartz, „Bufo Toads and Bufotenine: Fact and Fiction Surrounding an Alleged Psychedelic", </text:span></text:a><text:a xlink:type="simple" xlink:href="https://www.zotero.org/google-docs/?HNjiPn" text:style-name="ListLabel_20_12" text:visited-style-name="ListLabel_20_12"><text:span text:style-name="T19">J. Psychoactive Drugs</text:span></text:a><text:a xlink:type="simple" xlink:href="https://www.zotero.org/google-docs/?HNjiPn" text:style-name="ListLabel_20_10" text:visited-style-name="ListLabel_20_10"><text:span text:style-name="T18">, roč. 28, č. 3, s. 267–290, čvc. 1996.</text:span></text:a></text:p>
      <text:p text:style-name="P3"><text:a xlink:type="simple" xlink:href="https://www.zotero.org/google-docs/?HNjiPn" text:style-name="ListLabel_20_10" text:visited-style-name="ListLabel_20_10"><text:span text:style-name="T18">[3]K. K. Chen a A. Kovaříková, „Pharmacology and toxicology of toad venom", </text:span></text:a><text:a xlink:type="simple" xlink:href="https://www.zotero.org/google-docs/?HNjiPn" text:style-name="ListLabel_20_12" text:visited-style-name="ListLabel_20_12"><text:span text:style-name="T19">J. Pharm. Sci.</text:span></text:a><text:a xlink:type="simple" xlink:href="https://www.zotero.org/google-docs/?HNjiPn" text:style-name="ListLabel_20_10" text:visited-style-name="ListLabel_20_10"><text:span text:style-name="T18">, roč. 56, č. 12, s. 1535–</text:span></text:a><text:soft-page-break/><text:a xlink:type="simple" xlink:href="https://www.zotero.org/google-docs/?HNjiPn" text:style-name="ListLabel_20_10" text:visited-style-name="ListLabel_20_10"><text:span text:style-name="T18">1541, pro. 1967.</text:span></text:a></text:p>
      <text:p text:style-name="P3"><text:a xlink:type="simple" xlink:href="https://www.zotero.org/google-docs/?HNjiPn" text:style-name="ListLabel_20_10" text:visited-style-name="ListLabel_20_10"><text:span text:style-name="T18">[4]E. F. A. Vulpian, „Sur le venin du crapaud commun", </text:span></text:a><text:a xlink:type="simple" xlink:href="https://www.zotero.org/google-docs/?HNjiPn" text:style-name="ListLabel_20_12" text:visited-style-name="ListLabel_20_12"><text:span text:style-name="T19">Compt Rend Soc Biol</text:span></text:a><text:a xlink:type="simple" xlink:href="https://www.zotero.org/google-docs/?HNjiPn" text:style-name="ListLabel_20_10" text:visited-style-name="ListLabel_20_10"><text:span text:style-name="T18">, roč. 2, s. 133, 1854.</text:span></text:a></text:p>
      <text:p text:style-name="P3"><text:a xlink:type="simple" xlink:href="https://www.zotero.org/google-docs/?HNjiPn" text:style-name="ListLabel_20_10" text:visited-style-name="ListLabel_20_10"><text:span text:style-name="T18">[5]P. T. Furst, </text:span></text:a><text:a xlink:type="simple" xlink:href="https://www.zotero.org/google-docs/?HNjiPn" text:style-name="ListLabel_20_12" text:visited-style-name="ListLabel_20_12"><text:span text:style-name="T19">Hallucinogens and culture</text:span></text:a><text:a xlink:type="simple" xlink:href="https://www.zotero.org/google-docs/?HNjiPn" text:style-name="ListLabel_20_10" text:visited-style-name="ListLabel_20_10"><text:span text:style-name="T18">. San Francisco: Chandler &amp; Sharp, 1976.</text:span></text:a></text:p>
      <text:p text:style-name="P3"><text:a xlink:type="simple" xlink:href="https://www.zotero.org/google-docs/?HNjiPn" text:style-name="ListLabel_20_10" text:visited-style-name="ListLabel_20_10"><text:span text:style-name="T18">[6]H.-W. Shen, X.-L. Jiang, J. C. Winter, a A.-M. Yu, „Psychedelic 5-Methoxy-N,N-Dimethyltryptamine: Metabolism, Pharmacokinetics, Drug Interactions, and Pharmacological Actions", </text:span></text:a><text:a xlink:type="simple" xlink:href="https://www.zotero.org/google-docs/?HNjiPn" text:style-name="ListLabel_20_12" text:visited-style-name="ListLabel_20_12"><text:span text:style-name="T19">Curr. Drug Metab.</text:span></text:a><text:a xlink:type="simple" xlink:href="https://www.zotero.org/google-docs/?HNjiPn" text:style-name="ListLabel_20_10" text:visited-style-name="ListLabel_20_10"><text:span text:style-name="T18">, roč. 11, č. 8, s. 659–666, říj. 2010.</text:span></text:a></text:p>
      <text:p text:style-name="P3"><text:a xlink:type="simple" xlink:href="https://www.zotero.org/google-docs/?HNjiPn" text:style-name="ListLabel_20_10" text:visited-style-name="ListLabel_20_10"><text:span text:style-name="T18">[7]J. Ott, „Pharmanopo-psychonautics: Human intranasal, sublingual, intrarectal, pulmonary and oral pharmacology of bufotenine", </text:span></text:a><text:a xlink:type="simple" xlink:href="https://www.zotero.org/google-docs/?HNjiPn" text:style-name="ListLabel_20_12" text:visited-style-name="ListLabel_20_12"><text:span text:style-name="T19">J. Psychoactive Drugs</text:span></text:a><text:a xlink:type="simple" xlink:href="https://www.zotero.org/google-docs/?HNjiPn" text:style-name="ListLabel_20_10" text:visited-style-name="ListLabel_20_10"><text:span text:style-name="T18">, roč. 33, č. 3, s. 273–281, zář. 2001.</text:span></text:a></text:p>
      <text:p text:style-name="P3"><text:a xlink:type="simple" xlink:href="https://www.zotero.org/google-docs/?HNjiPn" text:style-name="ListLabel_20_10" text:visited-style-name="ListLabel_20_10"><text:span text:style-name="T18">[8]C. Kostakis a R. W. Byard, „Sudden death associated with intravenous injection of toad extract", </text:span></text:a><text:a xlink:type="simple" xlink:href="https://www.zotero.org/google-docs/?HNjiPn" text:style-name="ListLabel_20_12" text:visited-style-name="ListLabel_20_12"><text:span text:style-name="T19">Forensic Sci. Int.</text:span></text:a><text:a xlink:type="simple" xlink:href="https://www.zotero.org/google-docs/?HNjiPn" text:style-name="ListLabel_20_10" text:visited-style-name="ListLabel_20_10"><text:span text:style-name="T18">, roč. 188, č. 1–3, s. e1–e5, čvc. 2009.</text:span></text:a></text:p>
      <text:p text:style-name="P3"><text:a xlink:type="simple" xlink:href="https://www.zotero.org/google-docs/?HNjiPn" text:style-name="ListLabel_20_10" text:visited-style-name="ListLabel_20_10"><text:span text:style-name="T18">[9]E. W. Boyer a M. Shannon, „The Serotonin Syndrome", </text:span></text:a><text:a xlink:type="simple" xlink:href="https://www.zotero.org/google-docs/?HNjiPn" text:style-name="ListLabel_20_12" text:visited-style-name="ListLabel_20_12"><text:span text:style-name="T19">N. Engl. J. Med.</text:span></text:a><text:a xlink:type="simple" xlink:href="https://www.zotero.org/google-docs/?HNjiPn" text:style-name="ListLabel_20_10" text:visited-style-name="ListLabel_20_10"><text:span text:style-name="T18">, roč. 352, č. 11, s. 1112–1120, bře. 2005.</text:span></text:a></text:p>
      <text:p text:style-name="P3"><text:a xlink:type="simple" xlink:href="https://www.zotero.org/google-docs/?HNjiPn" text:style-name="ListLabel_20_10" text:visited-style-name="ListLabel_20_10"><text:span text:style-name="T18">[10]C. Sun-Edelstein, S. J. Tepper, a R. E. Shapiro, „Drug-induced serotonin syndrome: a review", </text:span></text:a><text:a xlink:type="simple" xlink:href="https://www.zotero.org/google-docs/?HNjiPn" text:style-name="ListLabel_20_12" text:visited-style-name="ListLabel_20_12"><text:span text:style-name="T19">Expert Opin. Drug Saf.</text:span></text:a><text:a xlink:type="simple" xlink:href="https://www.zotero.org/google-docs/?HNjiPn" text:style-name="ListLabel_20_10" text:visited-style-name="ListLabel_20_10"><text:span text:style-name="T18">, roč. 7, č. 5, s. 587–596, zář. 2008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xo 2.0" svg:font-family="'Exo 2.0'" style:font-adornments="Tučné" style:font-pitch="variable"/>
    <style:font-face style:name="Linux Libertine" svg:font-family="'Linux Libertine'" style:font-pitch="variable"/>
    <style:font-face style:name="Linux Libertine G:onum" svg:font-family="'Linux Libertine G:onum'" style:font-pitch="variable"/>
    <style:font-face style:name="Linux Libertine G:onum1" svg:font-family="'Linux Libertine G:onum'" style:font-adornments="Běžné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CZ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s" fo:country="CZ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Linux Libertine G:onum1" fo:font-family="'Linux Libertine G:onum'" style:font-style-name="Běžné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Exo 2.0" fo:font-family="'Exo 2.0'" style:font-style-name="Tučné" style:font-pitch="variable" fo:font-size="16pt" fo:font-weight="bold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text-position="0% 100%" fo:font-size="12pt" style:font-size-asian="12pt" style:font-size-complex="12pt"/>
    </style:style>
    <style:style style:name="ListLabel_20_12" style:display-name="ListLabel 12" style:family="text">
      <style:text-properties style:text-position="0% 100%"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1-23T16:30:01.901987341</dc:date>
    <dc:creator>Martin Malec</dc:creator>
    <meta:editing-duration>PT3M33S</meta:editing-duration>
    <meta:editing-cycles>3</meta:editing-cycles>
    <meta:document-statistic meta:table-count="0" meta:image-count="0" meta:object-count="0" meta:page-count="4" meta:paragraph-count="91" meta:word-count="1697" meta:character-count="11593" meta:non-whitespace-character-count="9993"/>
  </office:meta>
</office:document-meta>
</file>